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5.01pt"/>
    </style:style>
    <style:style style:name="co2" style:family="table-column">
      <style:table-column-properties fo:break-before="auto" style:column-width="90.31pt"/>
    </style:style>
    <style:style style:name="co3" style:family="table-column">
      <style:table-column-properties fo:break-before="auto" style:column-width="97.26pt"/>
    </style:style>
    <style:style style:name="co4" style:family="table-column">
      <style:table-column-properties fo:break-before="auto" style:column-width="95.16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/>
          <table:table-cell table:style-name="ce3" office:value-type="string" calcext:value-type="string" table:number-columns-spanned="7" table:number-rows-spanned="1">
            <text:p>Global</text:p>
          </table:table-cell>
          <table:covered-table-cell table:number-columns-repeated="6"/>
          <table:table-cell table:style-name="ce3" office:value-type="string" calcext:value-type="string" table:number-columns-spanned="3" table:number-rows-spanned="1">
            <text:p>U2R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R2L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Probe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DOS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Normal</text:p>
          </table:table-cell>
          <table:covered-table-cell table:number-columns-repeated="2"/>
          <table:table-cell table:style-name="ce1" table:number-columns-repeated="7"/>
          <table:table-cell table:number-columns-repeated="994"/>
        </table:table-row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 (avg)</text:p>
          </table:table-cell>
          <table:table-cell table:style-name="ce1" office:value-type="string" calcext:value-type="string">
            <text:p>Prevision (wavg)</text:p>
          </table:table-cell>
          <table:table-cell table:style-name="ce1" office:value-type="string" calcext:value-type="string">
            <text:p>Recall (avg)</text:p>
          </table:table-cell>
          <table:table-cell table:style-name="ce1" office:value-type="string" calcext:value-type="string">
            <text:p>Recall (wavg)</text:p>
          </table:table-cell>
          <table:table-cell table:style-name="ce1" office:value-type="string" calcext:value-type="string">
            <text:p>F1-score (avg)</text:p>
          </table:table-cell>
          <table:table-cell table:style-name="ce1" office:value-type="string" calcext:value-type="string">
            <text:p>F1-score(wavg)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table:number-columns-repeated="7"/>
          <table:table-cell table:number-columns-repeated="994"/>
        </table:table-row>
        <table:table-row table:style-name="ro1">
          <table:table-cell table:style-name="ce2" office:value-type="string" calcext:value-type="string">
            <text:p>Naive Bayes</text:p>
          </table:table-cell>
          <table:table-cell table:style-name="ce4" office:value-type="float" office:value="0.93" calcext:value-type="float">
            <text:p>0.93</text:p>
          </table:table-cell>
          <table:table-cell table:style-name="ce4" office:value-type="float" office:value="0.51" calcext:value-type="float">
            <text:p>0.51</text:p>
          </table:table-cell>
          <table:table-cell table:style-name="ce4" office:value-type="float" office:value="0.97" calcext:value-type="float">
            <text:p>0.97</text:p>
          </table:table-cell>
          <table:table-cell table:style-name="ce4" office:value-type="float" office:value="0.79" calcext:value-type="float">
            <text:p>0.79</text:p>
          </table:table-cell>
          <table:table-cell table:style-name="ce2" office:value-type="float" office:value="0.93" calcext:value-type="float">
            <text:p>0.93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0.94" calcext:value-type="float">
            <text:p>0.94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83" calcext:value-type="float">
            <text:p>0.83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0.97" calcext:value-type="float">
            <text:p>0.97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table:number-columns-repeated="7"/>
          <table:table-cell table:number-columns-repeated="994"/>
        </table:table-row>
        <table:table-row table:style-name="ro1">
          <table:table-cell table:style-name="ce2" office:value-type="string" calcext:value-type="string">
            <text:p>Logistic Regression</text:p>
          </table:table-cell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0.95" calcext:value-type="float">
            <text:p>0.95</text:p>
          </table:table-cell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0.76" calcext:value-type="float">
            <text:p>0.76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82" calcext:value-type="float">
            <text:p>0.82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office:value-type="float" office:value="0.91" calcext:value-type="float">
            <text:p>0.91</text:p>
          </table:table-cell>
          <table:table-cell table:style-name="ce2" office:value-type="float" office:value="0.93" calcext:value-type="float">
            <text:p>0.9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97" calcext:value-type="float">
            <text:p>0.9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98" calcext:value-type="float">
            <text:p>0.98</text:p>
          </table:table-cell>
          <table:table-cell table:style-name="ce2" table:number-columns-repeated="7"/>
          <table:table-cell table:number-columns-repeated="994"/>
        </table:table-row>
        <table:table-row table:style-name="ro1">
          <table:table-cell table:style-name="ce2" office:value-type="string" calcext:value-type="string">
            <text:p>SVM</text:p>
          </table:table-cell>
          <table:table-cell table:style-name="ce4" office:value-type="float" office:value="1" calcext:value-type="float">
            <text:p>1.00</text:p>
          </table:table-cell>
          <table:table-cell table:style-name="ce4" office:value-type="float" office:value="0.95" calcext:value-type="float">
            <text:p>0.95</text:p>
          </table:table-cell>
          <table:table-cell table:style-name="ce4" office:value-type="float" office:value="1" calcext:value-type="float">
            <text:p>1.00</text:p>
          </table:table-cell>
          <table:table-cell table:style-name="ce4" office:value-type="float" office:value="0.92" calcext:value-type="float">
            <text:p>0.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93" calcext:value-type="float">
            <text:p>0.9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2" calcext:value-type="float">
            <text:p>0.82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0.94" calcext:value-type="float">
            <text:p>0.94</text:p>
          </table:table-cell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97" calcext:value-type="float">
            <text:p>0.97</text:p>
          </table:table-cell>
          <table:table-cell table:style-name="ce2" office:value-type="float" office:value="0.98" calcext:value-type="float">
            <text:p>0.98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94"/>
        </table:table-row>
        <table:table-row table:style-name="ro1">
          <table:table-cell table:style-name="ce2" office:value-type="string" calcext:value-type="string">
            <text:p>KNN</text:p>
          </table:table-cell>
          <table:table-cell table:style-name="ce4" office:value-type="float" office:value="1" calcext:value-type="float">
            <text:p>1.00</text:p>
          </table:table-cell>
          <table:table-cell table:style-name="ce4" office:value-type="float" office:value="0.92" calcext:value-type="float">
            <text:p>0.92</text:p>
          </table:table-cell>
          <table:table-cell table:style-name="ce4" office:value-type="float" office:value="1" calcext:value-type="float">
            <text:p>1.00</text:p>
          </table:table-cell>
          <table:table-cell table:style-name="ce4" office:value-type="float" office:value="0.91" calcext:value-type="float">
            <text:p>0.9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91" calcext:value-type="float">
            <text:p>0.9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0.58" calcext:value-type="float">
            <text:p>0.58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0.97" calcext:value-type="float">
            <text:p>0.97</text:p>
          </table:table-cell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0.97" calcext:value-type="float">
            <text:p>0.97</text:p>
          </table:table-cell>
          <table:table-cell table:number-columns-repeated="3" table:style-name="ce2" office:value-type="float" office:value="0.99" calcext:value-type="float">
            <text:p>0.99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94"/>
        </table:table-row>
        <table:table-row table:style-name="ro1">
          <table:table-cell table:style-name="ce2" office:value-type="string" calcext:value-type="string">
            <text:p>Random Forest</text:p>
          </table:table-cell>
          <table:table-cell table:style-name="ce4" office:value-type="float" office:value="1" calcext:value-type="float">
            <text:p>1.00</text:p>
          </table:table-cell>
          <table:table-cell table:style-name="ce4" office:value-type="float" office:value="0.96" calcext:value-type="float">
            <text:p>0.96</text:p>
          </table:table-cell>
          <table:table-cell table:style-name="ce4" office:value-type="float" office:value="1" calcext:value-type="float">
            <text:p>1.00</text:p>
          </table:table-cell>
          <table:table-cell table:style-name="ce4" office:value-type="float" office:value="0.91" calcext:value-type="float">
            <text:p>0.9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93" calcext:value-type="float">
            <text:p>0.9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0.58" calcext:value-type="float">
            <text:p>0.58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9"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94"/>
        </table:table-row>
        <table:table-row table:style-name="ro1">
          <table:table-cell table:style-name="ce2" office:value-type="string" calcext:value-type="string">
            <text:p>Decision Tree</text:p>
          </table:table-cell>
          <table:table-cell table:style-name="ce4" office:value-type="float" office:value="1" calcext:value-type="float">
            <text:p>1.00</text:p>
          </table:table-cell>
          <table:table-cell table:style-name="ce4" office:value-type="float" office:value="0.93" calcext:value-type="float">
            <text:p>0.93</text:p>
          </table:table-cell>
          <table:table-cell table:style-name="ce4" office:value-type="float" office:value="1" calcext:value-type="float">
            <text:p>1.00</text:p>
          </table:table-cell>
          <table:table-cell table:style-name="ce4" office:value-type="float" office:value="0.96" calcext:value-type="float">
            <text:p>0.9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94" calcext:value-type="float">
            <text:p>0.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0.83" calcext:value-type="float">
            <text:p>0.83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0.97" calcext:value-type="float">
            <text:p>0.97</text:p>
          </table:table-cell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94"/>
        </table:table-row>
        <table:table-row table:style-name="ro1" table:number-rows-repeated="2">
          <table:table-cell table:style-name="ce2" table:number-columns-repeated="30"/>
          <table:table-cell table:number-columns-repeated="994"/>
        </table:table-row>
        <table:table-row table:style-name="ro1">
          <table:table-cell table:style-name="ce2" table:number-columns-repeated="11"/>
          <table:table-cell table:style-name="ce2">
            <draw:frame table:end-cell-address="'Feuille 1'.R28" table:end-x="64.32pt" table:end-y="15pt" draw:z-index="4" draw:name="Chart 5" draw:style-name="gr1" draw:text-style-name="P1" svg:width="449.97pt" svg:height="278.22pt" svg:x="35.26pt" svg:y="4.51pt">
              <draw:object draw:notify-on-update-of-ranges="'Feuille 1'.A3:'Feuille 1'.A8 'Feuille 1'.J3:'Feuille 1'.J8 'Feuille 1'.M3:'Feuille 1'.M8 'Feuille 1'.P3:'Feuille 1'.P8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2" table:number-columns-repeated="18"/>
          <table:table-cell table:number-columns-repeated="994"/>
        </table:table-row>
        <table:table-row table:style-name="ro1" table:number-rows-repeated="5">
          <table:table-cell table:style-name="ce2" table:number-columns-repeated="30"/>
          <table:table-cell table:number-columns-repeated="994"/>
        </table:table-row>
        <table:table-row table:style-name="ro1">
          <table:table-cell table:style-name="ce2">
            <draw:frame table:end-cell-address="'Feuille 1'.D34" table:end-x="91.19pt" table:end-y="14.23pt" draw:z-index="0" draw:name="Chart 1" draw:style-name="gr1" draw:text-style-name="P1" svg:width="449.97pt" svg:height="278.22pt" svg:x="3.74pt" svg:y="3.74pt">
              <draw:object draw:notify-on-update-of-ranges="'Feuille 1'.A3:'Feuille 1'.A8 'Feuille 1'.B2:'Feuille 1'.B2 'Feuille 1'.B3:'Feuille 1'.B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" table:number-columns-repeated="3"/>
          <table:table-cell table:style-name="ce2">
            <draw:frame table:end-cell-address="'Feuille 1'.K35" table:end-x="55.3pt" table:end-y="2.24pt" draw:z-index="1" draw:name="Chart 2" draw:style-name="gr1" draw:text-style-name="P1" svg:width="449.97pt" svg:height="278.22pt" svg:x="26.25pt" svg:y="7.51pt">
              <draw:object draw:notify-on-update-of-ranges="'Feuille 1'.A3:'Feuille 1'.A8 'Feuille 1'.J3:'Feuille 1'.J8 'Feuille 1'.M3:'Feuille 1'.M8 'Feuille 1'.P3:'Feuille 1'.P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Feuille 1'.R35" table:end-x="20.44pt" table:end-y="2.24pt" draw:z-index="2" draw:name="Chart 3" draw:style-name="gr1" draw:text-style-name="P1" svg:width="449.97pt" svg:height="278.22pt" svg:x="61.51pt" svg:y="7.51pt">
              <draw:object draw:notify-on-update-of-ranges="'Feuille 1'.A3:'Feuille 1'.A8 'Feuille 1'.B2:'Feuille 1'.B2 'Feuille 1'.B3:'Feuille 1'.B8 'Feuille 1'.D2:'Feuille 1'.D2 'Feuille 1'.D3:'Feuille 1'.D8 'Feuille 1'.F2:'Feuille 1'.F2 'Feuille 1'.F3:'Feuille 1'.F8 'Feuille 1'.H2:'Feuille 1'.H2 'Feuille 1'.H3:'Feuille 1'.H8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2" table:number-columns-repeated="6"/>
          <table:table-cell table:style-name="ce2">
            <draw:frame table:end-cell-address="'Feuille 1'.X34" table:end-x="43.34pt" table:end-y="14.23pt" draw:z-index="3" draw:name="Chart 4" draw:style-name="gr1" draw:text-style-name="P1" svg:width="449.97pt" svg:height="278.22pt" svg:x="14.26pt" svg:y="3.74pt">
              <draw:object draw:notify-on-update-of-ranges="'Feuille 1'.A3:'Feuille 1'.A8 'Feuille 1'.B2:'Feuille 1'.B2 'Feuille 1'.B3:'Feuille 1'.B8 'Feuille 1'.D2:'Feuille 1'.D2 'Feuille 1'.D3:'Feuille 1'.D8 'Feuille 1'.F2:'Feuille 1'.F2 'Feuille 1'.F3:'Feuille 1'.F8 'Feuille 1'.H2:'Feuille 1'.H2 'Feuille 1'.H3:'Feuille 1'.H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2" table:number-columns-repeated="12"/>
          <table:table-cell table:number-columns-repeated="994"/>
        </table:table-row>
        <table:table-row table:style-name="ro1" table:number-rows-repeated="984">
          <table:table-cell table:style-name="ce2" table:number-columns-repeated="30"/>
          <table:table-cell table:number-columns-repeated="994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7" meta:object-count="5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2.104cm" svg:y="3.364cm" style:legend-expansion="high" chart:style-name="ch2"/>
        <chart:plot-area chart:style-name="ch3" table:cell-range-address="'Feuille 1'.A2:'Feuille 1'.B8" chart:data-source-has-labels="both" svg:x="0.317cm" svg:y="0.196cm" svg:width="11.47cm" svg:height="9.424cm">
          <chartooo:coordinate-region svg:x="1.079cm" svg:y="0.196cm" svg:width="10.708cm" svg:height="6.712cm"/>
          <chart:axis chart:dimension="x" chart:name="primary-x" chart:style-name="ch4" chartooo:axis-type="text">
            <chart:categories table:cell-range-address="'Feuille 1'.A3:'Feuille 1'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euille 1'.B3:'Feuille 1'.B8" chart:label-cell-address="'Feuille 1'.B2:'Feuille 1'.B2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'Feuille 1'.B2:'Feuille 1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ive Bayes</text:p>
                <draw:g>
                  <svg:desc>'Feuille 1'.A3:'Feuille 1'.A8</svg:desc>
                </draw:g>
              </table:table-cell>
              <table:table-cell office:value-type="float" office:value="0.93">
                <text:p>0.93</text:p>
                <draw:g>
                  <svg:desc>'Feuille 1'.B3:'Feuille 1'.B8</svg:desc>
                </draw:g>
              </table:table-cell>
            </table:table-row>
            <table:table-row>
              <table:table-cell office:value-type="string">
                <text:p>Logistic Regression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SV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N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andom Fores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cision Tree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4.22cm" svg:y="4.111cm" style:legend-expansion="high" chart:style-name="ch2"/>
        <chart:plot-area chart:style-name="ch3" table:cell-range-address="'Feuille 1'.A3:'Feuille 1'.A8 'Feuille 1'.J3:'Feuille 1'.J8 'Feuille 1'.M3:'Feuille 1'.M8 'Feuille 1'.P3:'Feuille 1'.P8" chart:data-source-has-labels="both" svg:x="0.317cm" svg:y="0.196cm" svg:width="13.586cm" svg:height="9.424cm">
          <chartooo:coordinate-region svg:x="0.894cm" svg:y="0.196cm" svg:width="13.009cm" svg:height="6.711cm"/>
          <chart:axis chart:dimension="x" chart:name="primary-x" chart:style-name="ch4" chartooo:axis-type="text">
            <chart:categories table:cell-range-address="'Feuille 1'.A3:'Feuille 1'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euille 1'.J3:'Feuille 1'.J8" loext:label-string="&quot;U2R&quot;" chart:class="chart:bar">
            <chart:data-point chart:repeated="6"/>
          </chart:series>
          <chart:series chart:style-name="ch8" chart:values-cell-range-address="'Feuille 1'.M3:'Feuille 1'.M8" loext:label-string="&quot;R2L&quot;" chart:class="chart:bar">
            <chart:data-point chart:repeated="6"/>
          </chart:series>
          <chart:series chart:style-name="ch9" chart:values-cell-range-address="'Feuille 1'.P3:'Feuille 1'.P8" loext:label-string="&quot;Probe&quot;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2R</text:p>
              </table:table-cell>
              <table:table-cell office:value-type="string">
                <text:p>R2L</text:p>
              </table:table-cell>
              <table:table-cell office:value-type="string">
                <text:p>Probe</text:p>
              </table:table-cell>
            </table:table-row>
          </table:table-header-rows>
          <table:table-rows>
            <table:table-row>
              <table:table-cell office:value-type="string">
                <text:p>Naive Bayes</text:p>
                <draw:g>
                  <svg:desc>'Feuille 1'.A3:'Feuille 1'.A8</svg:desc>
                </draw:g>
              </table:table-cell>
              <table:table-cell office:value-type="float" office:value="0.83">
                <text:p>0.83</text:p>
                <draw:g>
                  <svg:desc>'Feuille 1'.J3:'Feuille 1'.J8</svg:desc>
                </draw:g>
              </table:table-cell>
              <table:table-cell office:value-type="float" office:value="0.44">
                <text:p>0.44</text:p>
                <draw:g>
                  <svg:desc>'Feuille 1'.M3:'Feuille 1'.M8</svg:desc>
                </draw:g>
              </table:table-cell>
              <table:table-cell office:value-type="float" office:value="0.99">
                <text:p>0.99</text:p>
                <draw:g>
                  <svg:desc>'Feuille 1'.P3:'Feuille 1'.P8</svg:desc>
                </draw:g>
              </table:table-cell>
            </table:table-row>
            <table:table-row>
              <table:table-cell office:value-type="string">
                <text:p>Logistic Regression</text:p>
              </table:table-cell>
              <table:table-cell office:value-type="float" office:value="0.33">
                <text:p>0.33</text:p>
              </table:table-cell>
              <table:table-cell office:value-type="float" office:value="0.56">
                <text:p>0.56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SVM</text:p>
              </table:table-cell>
              <table:table-cell office:value-type="float" office:value="0.75">
                <text:p>0.75</text:p>
              </table:table-cell>
              <table:table-cell office:value-type="float" office:value="0.86">
                <text:p>0.86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KNN</text:p>
              </table:table-cell>
              <table:table-cell office:value-type="float" office:value="0.58">
                <text:p>0.58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Random Forest</text:p>
              </table:table-cell>
              <table:table-cell office:value-type="float" office:value="0.58">
                <text:p>0.58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cision Tree</text:p>
              </table:table-cell>
              <table:table-cell office:value-type="float" office:value="0.83">
                <text:p>0.83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34a853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2.58cm" svg:y="3.862cm" style:legend-expansion="high" chart:style-name="ch2"/>
        <chart:plot-area chart:style-name="ch3" table:cell-range-address="'Feuille 1'.A3:'Feuille 1'.B8 'Feuille 1'.A2:'Feuille 1'.B2 'Feuille 1'.D2:'Feuille 1'.D8 'Feuille 1'.F2:'Feuille 1'.F8 'Feuille 1'.H2:'Feuille 1'.H8" chart:data-source-has-labels="both" svg:x="0.317cm" svg:y="0.196cm" svg:width="11.946cm" svg:height="9.424cm">
          <chartooo:coordinate-region svg:x="1.079cm" svg:y="0.196cm" svg:width="11.184cm" svg:height="6.712cm"/>
          <chart:axis chart:dimension="x" chart:name="primary-x" chart:style-name="ch4" chartooo:axis-type="text">
            <chart:categories table:cell-range-address="'Feuille 1'.A3:'Feuille 1'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euille 1'.B3:'Feuille 1'.B8" chart:label-cell-address="'Feuille 1'.B2:'Feuille 1'.B2" chart:class="chart:bar">
            <chart:data-point chart:repeated="6"/>
          </chart:series>
          <chart:series chart:style-name="ch8" chart:values-cell-range-address="'Feuille 1'.D3:'Feuille 1'.D8" chart:label-cell-address="'Feuille 1'.D2:'Feuille 1'.D2" chart:class="chart:bar">
            <chart:data-point chart:repeated="6"/>
          </chart:series>
          <chart:series chart:style-name="ch9" chart:values-cell-range-address="'Feuille 1'.F3:'Feuille 1'.F8" chart:label-cell-address="'Feuille 1'.F2:'Feuille 1'.F2" chart:class="chart:bar">
            <chart:data-point chart:repeated="6"/>
          </chart:series>
          <chart:series chart:style-name="ch10" chart:values-cell-range-address="'Feuille 1'.H3:'Feuille 1'.H8" chart:label-cell-address="'Feuille 1'.H2:'Feuille 1'.H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'Feuille 1'.B2:'Feuille 1'.B2</svg:desc>
                </draw:g>
              </table:table-cell>
              <table:table-cell office:value-type="string">
                <text:p>Prevision (wavg)</text:p>
                <draw:g>
                  <svg:desc>'Feuille 1'.D2:'Feuille 1'.D2</svg:desc>
                </draw:g>
              </table:table-cell>
              <table:table-cell office:value-type="string">
                <text:p>Recall (wavg)</text:p>
                <draw:g>
                  <svg:desc>'Feuille 1'.F2:'Feuille 1'.F2</svg:desc>
                </draw:g>
              </table:table-cell>
              <table:table-cell office:value-type="string">
                <text:p>F1-score(wavg)</text:p>
                <draw:g>
                  <svg:desc>'Feuille 1'.H2:'Feuille 1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ive Bayes</text:p>
                <draw:g>
                  <svg:desc>'Feuille 1'.A3:'Feuille 1'.A8</svg:desc>
                </draw:g>
              </table:table-cell>
              <table:table-cell office:value-type="float" office:value="0.93">
                <text:p>0.93</text:p>
                <draw:g>
                  <svg:desc>'Feuille 1'.B3:'Feuille 1'.B8</svg:desc>
                </draw:g>
              </table:table-cell>
              <table:table-cell office:value-type="float" office:value="0.97">
                <text:p>0.97</text:p>
                <draw:g>
                  <svg:desc>'Feuille 1'.D3:'Feuille 1'.D8</svg:desc>
                </draw:g>
              </table:table-cell>
              <table:table-cell office:value-type="float" office:value="0.93">
                <text:p>0.93</text:p>
                <draw:g>
                  <svg:desc>'Feuille 1'.F3:'Feuille 1'.F8</svg:desc>
                </draw:g>
              </table:table-cell>
              <table:table-cell office:value-type="float" office:value="0.94">
                <text:p>0.94</text:p>
                <draw:g>
                  <svg:desc>'Feuille 1'.H3:'Feuille 1'.H8</svg:desc>
                </draw:g>
              </table:table-cell>
            </table:table-row>
            <table:table-row>
              <table:table-cell office:value-type="string">
                <text:p>Logistic Regression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SVM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N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andom Forest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cision Tree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bf0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24242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58f8f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26a69a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af4345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2.58cm" svg:y="3.862cm" style:legend-expansion="high" chart:style-name="ch2"/>
        <chart:plot-area chart:style-name="ch3" table:cell-range-address="'Feuille 1'.A3:'Feuille 1'.B8 'Feuille 1'.A2:'Feuille 1'.B2 'Feuille 1'.D2:'Feuille 1'.D8 'Feuille 1'.F2:'Feuille 1'.F8 'Feuille 1'.H2:'Feuille 1'.H8" chart:data-source-has-labels="both" svg:x="0.317cm" svg:y="0.196cm" svg:width="11.946cm" svg:height="9.424cm">
          <chartooo:coordinate-region svg:x="1.079cm" svg:y="0.196cm" svg:width="11.184cm" svg:height="6.712cm"/>
          <chart:axis chart:dimension="x" chart:name="primary-x" chart:style-name="ch4" chartooo:axis-type="text">
            <chart:categories table:cell-range-address="'Feuille 1'.A3:'Feuille 1'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euille 1'.B3:'Feuille 1'.B8" chart:label-cell-address="'Feuille 1'.B2:'Feuille 1'.B2" chart:class="chart:bar">
            <chart:data-point chart:repeated="6"/>
          </chart:series>
          <chart:series chart:style-name="ch8" chart:values-cell-range-address="'Feuille 1'.D3:'Feuille 1'.D8" chart:label-cell-address="'Feuille 1'.D2:'Feuille 1'.D2" chart:class="chart:bar">
            <chart:data-point chart:repeated="6"/>
          </chart:series>
          <chart:series chart:style-name="ch9" chart:values-cell-range-address="'Feuille 1'.F3:'Feuille 1'.F8" chart:label-cell-address="'Feuille 1'.F2:'Feuille 1'.F2" chart:class="chart:bar">
            <chart:data-point chart:repeated="6"/>
          </chart:series>
          <chart:series chart:style-name="ch10" chart:values-cell-range-address="'Feuille 1'.H3:'Feuille 1'.H8" chart:label-cell-address="'Feuille 1'.H2:'Feuille 1'.H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'Feuille 1'.B2:'Feuille 1'.B2</svg:desc>
                </draw:g>
              </table:table-cell>
              <table:table-cell office:value-type="string">
                <text:p>Prevision (wavg)</text:p>
                <draw:g>
                  <svg:desc>'Feuille 1'.D2:'Feuille 1'.D2</svg:desc>
                </draw:g>
              </table:table-cell>
              <table:table-cell office:value-type="string">
                <text:p>Recall (wavg)</text:p>
                <draw:g>
                  <svg:desc>'Feuille 1'.F2:'Feuille 1'.F2</svg:desc>
                </draw:g>
              </table:table-cell>
              <table:table-cell office:value-type="string">
                <text:p>F1-score(wavg)</text:p>
                <draw:g>
                  <svg:desc>'Feuille 1'.H2:'Feuille 1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ive Bayes</text:p>
                <draw:g>
                  <svg:desc>'Feuille 1'.A3:'Feuille 1'.A8</svg:desc>
                </draw:g>
              </table:table-cell>
              <table:table-cell office:value-type="float" office:value="0.93">
                <text:p>0.93</text:p>
                <draw:g>
                  <svg:desc>'Feuille 1'.B3:'Feuille 1'.B8</svg:desc>
                </draw:g>
              </table:table-cell>
              <table:table-cell office:value-type="float" office:value="0.97">
                <text:p>0.97</text:p>
                <draw:g>
                  <svg:desc>'Feuille 1'.D3:'Feuille 1'.D8</svg:desc>
                </draw:g>
              </table:table-cell>
              <table:table-cell office:value-type="float" office:value="0.93">
                <text:p>0.93</text:p>
                <draw:g>
                  <svg:desc>'Feuille 1'.F3:'Feuille 1'.F8</svg:desc>
                </draw:g>
              </table:table-cell>
              <table:table-cell office:value-type="float" office:value="0.94">
                <text:p>0.94</text:p>
                <draw:g>
                  <svg:desc>'Feuille 1'.H3:'Feuille 1'.H8</svg:desc>
                </draw:g>
              </table:table-cell>
            </table:table-row>
            <table:table-row>
              <table:table-cell office:value-type="string">
                <text:p>Logistic Regression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SVM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N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andom Forest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cision Tree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bf0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80cbc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00695c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24242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4.22cm" svg:y="4.111cm" style:legend-expansion="high" chart:style-name="ch2"/>
        <chart:plot-area chart:style-name="ch3" table:cell-range-address="'Feuille 1'.A3:'Feuille 1'.A8 'Feuille 1'.J3:'Feuille 1'.J8 'Feuille 1'.M3:'Feuille 1'.M8 'Feuille 1'.P3:'Feuille 1'.P8" chart:data-source-has-labels="both" svg:x="0.317cm" svg:y="0.196cm" svg:width="13.586cm" svg:height="9.424cm">
          <chartooo:coordinate-region svg:x="0.894cm" svg:y="0.196cm" svg:width="13.009cm" svg:height="6.711cm"/>
          <chart:axis chart:dimension="x" chart:name="primary-x" chart:style-name="ch4" chartooo:axis-type="text">
            <chart:categories table:cell-range-address="'Feuille 1'.A3:'Feuille 1'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euille 1'.J3:'Feuille 1'.J8" loext:label-string="&quot;U2R&quot;" chart:class="chart:bar">
            <chart:data-point chart:repeated="6"/>
          </chart:series>
          <chart:series chart:style-name="ch8" chart:values-cell-range-address="'Feuille 1'.M3:'Feuille 1'.M8" loext:label-string="&quot;R2L&quot;" chart:class="chart:bar">
            <chart:data-point chart:repeated="6"/>
          </chart:series>
          <chart:series chart:style-name="ch9" chart:values-cell-range-address="'Feuille 1'.P3:'Feuille 1'.P8" loext:label-string="&quot;Probe&quot;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2R</text:p>
              </table:table-cell>
              <table:table-cell office:value-type="string">
                <text:p>R2L</text:p>
              </table:table-cell>
              <table:table-cell office:value-type="string">
                <text:p>Probe</text:p>
              </table:table-cell>
            </table:table-row>
          </table:table-header-rows>
          <table:table-rows>
            <table:table-row>
              <table:table-cell office:value-type="string">
                <text:p>Naive Bayes</text:p>
                <draw:g>
                  <svg:desc>'Feuille 1'.A3:'Feuille 1'.A8</svg:desc>
                </draw:g>
              </table:table-cell>
              <table:table-cell office:value-type="float" office:value="0.83">
                <text:p>0.83</text:p>
                <draw:g>
                  <svg:desc>'Feuille 1'.J3:'Feuille 1'.J8</svg:desc>
                </draw:g>
              </table:table-cell>
              <table:table-cell office:value-type="float" office:value="0.44">
                <text:p>0.44</text:p>
                <draw:g>
                  <svg:desc>'Feuille 1'.M3:'Feuille 1'.M8</svg:desc>
                </draw:g>
              </table:table-cell>
              <table:table-cell office:value-type="float" office:value="0.99">
                <text:p>0.99</text:p>
                <draw:g>
                  <svg:desc>'Feuille 1'.P3:'Feuille 1'.P8</svg:desc>
                </draw:g>
              </table:table-cell>
            </table:table-row>
            <table:table-row>
              <table:table-cell office:value-type="string">
                <text:p>Logistic Regression</text:p>
              </table:table-cell>
              <table:table-cell office:value-type="float" office:value="0.33">
                <text:p>0.33</text:p>
              </table:table-cell>
              <table:table-cell office:value-type="float" office:value="0.56">
                <text:p>0.56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SVM</text:p>
              </table:table-cell>
              <table:table-cell office:value-type="float" office:value="0.75">
                <text:p>0.75</text:p>
              </table:table-cell>
              <table:table-cell office:value-type="float" office:value="0.86">
                <text:p>0.86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KNN</text:p>
              </table:table-cell>
              <table:table-cell office:value-type="float" office:value="0.58">
                <text:p>0.58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Random Forest</text:p>
              </table:table-cell>
              <table:table-cell office:value-type="float" office:value="0.58">
                <text:p>0.58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cision Tree</text:p>
              </table:table-cell>
              <table:table-cell office:value-type="float" office:value="0.83">
                <text:p>0.83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